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021cm"/>
    </style:style>
    <style:style style:name="ro1" style:family="table-row">
      <style:table-row-properties style:row-height="0.815cm" fo:break-before="auto" style:use-optimal-row-height="true"/>
    </style:style>
    <style:style style:name="ro2" style:family="table-row">
      <style:table-row-properties style:row-height="1.711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justify"/>
      <style:text-properties style:use-window-font-color="true" style:text-outline="false" style:text-line-through-styl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justify"/>
      <style:text-properties style:use-window-font-color="true" style:text-outline="false" style:text-line-through-styl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<text:span text:style-name="T1">Defect Nr:</text:span></text:p>
            <text:p>1</text:p>
          </table:table-cell>
          <table:table-cell table:style-name="ce1" office:value-type="string">
            <text:p><text:span text:style-name="T1">Class/Function:</text:span></text:p>
            <text:p>Game.cpp</text:p>
          </table:table-cell>
          <table:table-cell table:style-name="ce2" office:value-type="string">
            <text:p><text:span text:style-name="T1">Test Nr:</text:span></text:p>
            <text:p>4.1</text:p>
          </table:table-cell>
        </table:table-row>
        <table:table-row table:style-name="ro2">
          <table:table-cell office:value-type="string" table:number-columns-spanned="3" table:number-rows-spanned="1">
            <text:p><text:span text:style-name="T1">Defect Description (symptom):</text:span></text:p>
            <text:p>The game does not exit as intended when hitting the return key when the Exit option is selected in the game menu.</text:p>
            <text:p>Hitting the return key when the Exit option is selected in the game menu should exit the game.</text:p>
          </table:table-cell>
          <table:covered-table-cell table:number-columns-repeated="2"/>
        </table:table-row>
        <table:table-row table:style-name="ro1">
          <table:table-cell office:value-type="string" table:number-columns-spanned="3" table:number-rows-spanned="1">
            <text:p><text:span text:style-name="T1">Code, state and context description that triggered the defect:</text:span></text:p>
            <text:p>The switch statement, case: “m_menuComponent-&gt;EXIT” in Game.cpp, line 165, should return true.</text:p>
          </table:table-cell>
          <table:covered-table-cell table:number-columns-repeated="2"/>
        </table:table-row>
        <table:table-row table:style-name="ro3">
          <table:table-cell office:value-type="string" table:number-columns-spanned="3" table:number-rows-spanned="1">
            <text:p><text:span text:style-name="T2">Input to trigger defect:</text:span></text:p>
            <text:p>m_inputDevice-&gt;select(), should return true</text:p>
            <text:p>m_menuComponent-&gt;select() should return m_menuComponent-&gt;EXIT</text:p>
          </table:table-cell>
          <table:covered-table-cell table:number-columns-repeated="2"/>
        </table:table-row>
        <table:table-row table:style-name="ro1">
          <table:table-cell office:value-type="string" table:number-columns-spanned="3" table:number-rows-spanned="1">
            <text:p><text:span text:style-name="T1">Expected output from working system:</text:span></text:p>
            <text:p>Game::updateGame_menu should return true.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8T15:43:11.57</meta:creation-date>
    <dc:date>2013-05-08T15:45:31.34</dc:date>
    <meta:editing-duration>P0D</meta:editing-duration>
    <meta:editing-cycles>1</meta:editing-cycles>
    <meta:document-statistic meta:table-count="1" meta:cell-count="7" meta:object-count="0"/>
    <meta:generator>LibreOffice/4.0.0.3$Windows_x86 LibreOffice_project/7545bee9c2a0782548772a21bc84a9dcc583b89</meta:generator>
  </office:meta>
</office:document-meta>
</file>